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fo:break-before="page"/>
    </style:style>
    <style:style style:name="T1" style:family="text">
      <style:text-properties fo:color="#ff0000"/>
    </style:style>
    <style:style style:name="T2" style:family="text">
      <style:text-properties style:text-line-through-style="soli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1">6. Implement low power modes.</text:p>
        <text:p text:style-name="P1">7. Implement Pawn machine with uint8_t state array accessible with both USB and I2C slave.</text:p>
        <text:p text:style-name="P1"><text:tab/>7.1. Add converter parameters setup, all measures (I, V, T) to Paw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Implement I2C master with RAW functionality. E.i. write and read.</text:p>
        <text:p text:style-name="P1">9. Make GUI for firmware upgrade and Pawn compilation.</text:p>
        <text:p text:style-name="P1">10. Implement interface library support in Python (??? may be).</text:p>
        <text:p text:style-name="P1">11. Implement UART support.</text:p>
        <text:p text:style-name="P1">12. Implement UART support in Pawn.</text:p>
        <text:p text:style-name="P1">13. Add UART support to Pawn native functions header file.</text:p>
        <text:p text:style-name="P1"/>
        <text:p text:style-name="Standard"/>
        <text:p text:style-name="P3">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09-14T22:54:57</dc:date>
    <meta:editing-duration>P0D</meta:editing-duration>
    <meta:editing-cycles>1</meta:editing-cycles>
    <meta:document-statistic meta:table-count="0" meta:image-count="0" meta:object-count="0" meta:page-count="2" meta:paragraph-count="27" meta:word-count="281" meta:character-count="1730" meta:non-whitespace-character-count="1471"/>
  </office:meta>
</office:document-meta>
</file>